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line-height="115%"/>
      <style:text-properties fo:language="en" fo:country="US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line-height="115%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line-height="0.706cm"/>
    </style:style>
    <style:style style:name="P10" style:family="paragraph" style:parent-style-name="Text_20_body">
      <style:paragraph-properties fo:line-height="0.67cm"/>
    </style:style>
    <style:style style:name="P11" style:family="paragraph" style:parent-style-name="Text_20_body">
      <style:paragraph-properties fo:margin-top="0.212cm" fo:margin-bottom="0cm" fo:line-height="0.706cm"/>
    </style:style>
    <style:style style:name="P12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13" style:family="paragraph" style:parent-style-name="Text_20_body">
      <style:paragraph-properties fo:margin-left="-0.123cm" fo:margin-right="0.009cm" fo:text-align="start" style:justify-single-word="false" fo:text-indent="0cm" style:auto-text-indent="false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fo:language="en" fo:country="US"/>
    </style:style>
    <style:style style:name="P16" style:family="paragraph" style:parent-style-name="Text_20_body" style:list-style-name="L2">
      <style:paragraph-properties fo:line-height="115%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32cm" svg:height="0.953cm" draw:z-index="0"><draw:image xlink:href="../../odt_eng/images/0110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Classic neutron kinetics model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scalar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1.746cm" svg:height="1.402cm" draw:z-index="0"><draw:image xlink:href="../../odt_eng/images/0110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The unit implements classic neutron kinetics model, the differential equations of which have been obtained on the basis of known equations for “point” nuclear reactor kinetics in one-velocity approximation.</text:p>
            <text:p text:style-name="Text_20_body"><text:span text:style-name="Основной_20_шрифт_20_абзаца"><text:span text:style-name="T1">The unit has one </text:span></text:span><text:span text:style-name="Основной_20_шрифт_20_абзаца"><text:span text:style-name="T4">input </text:span></text:span><text:span text:style-name="Основной_20_шрифт_20_абзаца"><text:span text:style-name="T1">and one </text:span></text:span><text:span text:style-name="Основной_20_шрифт_20_абзаца"><text:span text:style-name="T3">output</text:span></text:span><text:span text:style-name="Основной_20_шрифт_20_абзаца"><text:span text:style-name="T1"> signal.</text:span></text:span></text:p>
            <text:p text:style-name="Text_20_body"><text:span text:style-name="Основной_20_шрифт_20_абзаца"><text:span text:style-name="T1">This typical unit corresponds to </text:span></text:span><text:span text:style-name="Основной_20_шрифт_20_абзаца"><text:span text:style-name="T4">constant </text:span></text:span><text:span text:style-name="Основной_20_шрифт_20_абзаца"><text:span text:style-name="T1">(in terms of time) intensity of outer neutron source</text:span></text:span><text:span text:style-name="Основной_20_шрифт_20_абзаца"><text:span text:style-name="T1">.</text:span></text:span></text:p>
            <text:p text:style-name="Text_20_body"><text:span text:style-name="Основной_20_шрифт_20_абзаца"><text:span text:style-name="T4">Input </text:span></text:span><text:span text:style-name="Основной_20_шрифт_20_абзаца"><text:span text:style-name="T1">signal to the unit is </text:span></text:span><text:span text:style-name="Основной_20_шрифт_20_абзаца"><text:span text:style-name="T4">absolute change </text:span></text:span><text:span text:style-name="Основной_20_шрифт_20_абзаца"><text:span text:style-name="T1">in reactivity</text:span></text:span><text:span text:style-name="Основной_20_шрифт_20_абзаца"><text:span text:style-name="T1"><draw:frame draw:style-name="fr3" draw:name="Объект1" text:anchor-type="as-char" svg:width="2.646cm" svg:height="0.62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P6"><text:span text:style-name="Основной_20_шрифт_20_абзаца"><text:span text:style-name="T4">Output </text:span></text:span><text:span text:style-name="Основной_20_шрифт_20_абзаца"><text:span text:style-name="T1">signal from the unit is either </text:span></text:span><text:span text:style-name="Основной_20_шрифт_20_абзаца"><text:span text:style-name="T4">dimensionless deviation of neutron power </text:span></text:span><text:span text:style-name="Основной_20_шрифт_20_абзаца"><text:span text:style-name="T4"><draw:frame draw:style-name="fr3" draw:name="Объект2" text:anchor-type="as-char" svg:width="4.046cm" svg:height="1.20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1">, or <text:s text:c="2"/></text:span></text:span><text:span text:style-name="Основной_20_шрифт_20_абзаца"><text:span text:style-name="T4">dimensionless neutron power</text:span></text:span><text:span text:style-name="Основной_20_шрифт_20_абзаца"><text:span text:style-name="T4"><draw:frame draw:style-name="fr3" draw:name="Объект3" text:anchor-type="as-char" svg:width="2.632cm" svg:height="1.20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5">:</text:span></text:span></text:p>
            <text:list xml:id="list6414630328797076496" text:style-name="L1">
              <text:list-item>
                <text:p text:style-name="P14"><text:span text:style-name="Emphasis"><text:span text:style-name="T6">Effective delayed neutron</text:span></text:span><text:span text:style-name="Основной_20_шрифт_20_абзаца"><text:span text:style-name="T1"> </text:span></text:span><text:span text:style-name="Основной_20_шрифт_20_абзаца"><text:span text:style-name="T1">fraction.</text:span></text:span></text:p>
              </text:list-item>
              <text:list-item>
                <text:p text:style-name="P14"><text:span text:style-name="Основной_20_шрифт_20_абзаца"><text:span text:style-name="T1">Initial subcriticality (in fractions</text:span></text:span><text:span text:style-name="Основной_20_шрифт_20_абзаца"><text:span text:style-name="T1"><draw:frame draw:style-name="fr3" draw:name="Объект4" text:anchor-type="as-char" svg:width="0.843cm" svg:height="0.543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).</text:span></text:span></text:p>
              </text:list-item>
              <text:list-item>
                <text:p text:style-name="P15">Instantaneous neutrons lifetime, sec.</text:p>
              </text:list-item>
              <text:list-item>
                <text:p text:style-name="P15">Number of delayed neutron groups.</text:p>
              </text:list-item>
              <text:list-item>
                <text:p text:style-name="P15">Relative fractions of delayed neutron groups.</text:p>
              </text:list-item>
              <text:list-item>
                <text:p text:style-name="P15">Decay constants for delayed neutron groups.</text:p>
              </text:list-item>
              <text:list-item>
                <text:p text:style-name="P14"><text:span text:style-name="Основной_20_шрифт_20_абзаца"><text:span text:style-name="T1">Normalizing</text:span></text:span><text:span text:style-name="Основной_20_шрифт_20_абзаца"><text:span text:style-name="T1"> (1 – i</text:span></text:span><text:span text:style-name="Основной_20_шрифт_20_абзаца"><text:span text:style-name="T1">f the unit output</text:span></text:span><text:span text:style-name="Основной_20_шрифт_20_абзаца"><text:span text:style-name="T1"> </text:span></text:span><text:span text:style-name="Основной_20_шрифт_20_абзаца"><text:span text:style-name="T4">is normalized power</text:span></text:span><text:span text:style-name="Основной_20_шрифт_20_абзаца"><text:span text:style-name="T1">; 0 – i</text:span></text:span><text:span text:style-name="Основной_20_шрифт_20_абзаца"><text:span text:style-name="T1">f the unit output</text:span></text:span><text:span text:style-name="Основной_20_шрифт_20_абзаца"><text:span text:style-name="T1"> </text:span></text:span><text:span text:style-name="Основной_20_шрифт_20_абзаца"><text:span text:style-name="T4">is normalized power deviations</text:span></text:span><text:span text:style-name="Основной_20_шрифт_20_абзаца"><text:span text:style-name="T1">)</text:span></text:span></text:p>
              </text:list-item>
            </text:list>
            <text:p text:style-name="P7"><text:span text:style-name="Основной_20_шрифт_20_абзаца"><text:span text:style-name="T5">Mathem</text:span></text:span><text:span text:style-name="Основной_20_шрифт_20_абзаца"><text:span text:style-name="T5">atical representation</text:span></text:span><text:span text:style-name="Основной_20_шрифт_20_абзаца"><text:span text:style-name="T1"> of this unit has been obtained on the basis </text:span></text:span><text:span text:style-name="Основной_20_шрифт_20_абзаца"><text:span text:style-name="T1">of known equations for “point” nuclear reactor kinetics in one-velocity approximation.</text:span></text:span><text:span text:style-name="Основной_20_шрифт_20_абзаца"><text:span text:style-name="T1"> (</text:span></text:span><text:span text:style-name="Основной_20_шрифт_20_абзаца"><text:span text:style-name="T1">i.e.</text:span></text:span><text:span text:style-name="Основной_20_шрифт_20_абзаца"><text:span text:style-name="T1">, </text:span></text:span><text:span text:style-name="Основной_20_шрифт_20_абзаца"><text:span text:style-name="T1">nuclear fission process is ensured by neutrons of the same energy group: either </text:span></text:span><text:span text:style-name="Основной_20_шрифт_20_абзаца"><text:span text:style-name="T1">only</text:span></text:span><text:span text:style-name="Основной_20_шрифт_20_абзаца"><text:span text:style-name="T1"> </text:span></text:span><text:span text:style-name="Основной_20_шрифт_20_абзаца"><text:span text:style-name="T1">by slow or </text:span></text:span><text:span text:style-name="Основной_20_шрифт_20_абзаца"><text:span text:style-name="T1"><text:s/></text:span></text:span><text:span text:style-name="Основной_20_шрифт_20_абзаца"><text:span text:style-name="T1">by </text:span></text:span><text:span text:style-name="Основной_20_шрифт_20_абзаца"><text:span text:style-name="T1">fast ones):</text:span></text:span></text:p>
            <text:p text:style-name="P8"><draw:frame draw:style-name="fr3" draw:name="Объект5" text:anchor-type="as-char" svg:width="11.121cm" svg:height="2.856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text:p text:style-name="P11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6" text:anchor-type="as-char" svg:width="1.219cm" svg:height="0.564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is for the reactor power;</text:span></text:span></text:p>
            <text:p text:style-name="P9"><text:span text:style-name="Основной_20_шрифт_20_абзаца"><text:span text:style-name="T1"><draw:frame draw:style-name="fr3" draw:name="Объект7" text:anchor-type="as-char" svg:width="1.051cm" svg:height="0.564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is for reactivity;</text:span></text:span></text:p>
            <text:p text:style-name="P9"><text:span text:style-name="Основной_20_шрифт_20_абзаца"><text:span text:style-name="T1"><draw:frame draw:style-name="fr3" draw:name="Object1" text:anchor-type="as-char" svg:width="0.843cm" svg:height="0.543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is for effective fraction of delayed neutrons;</text:span></text:span></text:p>
            <text:p text:style-name="P9"><text:span text:style-name="Основной_20_шрифт_20_абзаца"><text:span text:style-name="T1"><draw:frame draw:style-name="fr3" draw:name="Объект9" text:anchor-type="as-char" svg:width="0.379cm" svg:height="0.549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">is for lifetime of instantaneous neutrons;</text:span></text:span></text:p>
            <text:p text:style-name="P9"><text:span text:style-name="Основной_20_шрифт_20_абзаца"><text:span text:style-name="T1"><draw:frame draw:style-name="fr3" draw:name="Объект10" text:anchor-type="as-char" svg:width="1.249cm" svg:height="0.621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1">is for the i-th group delayed neutron core-precursor concentration;</text:span></text:span></text:p>
            <text:p text:style-name="P10"><text:span text:style-name="Основной_20_шрифт_20_абзаца"><text:span text:style-name="T1"><draw:frame draw:style-name="fr3" draw:name="Объект11" text:anchor-type="as-char" svg:width="0.6cm" svg:height="0.549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1">is for decay constant of the i-th group core-precursors;</text:span></text:span></text:p>
            <text:p text:style-name="P10"><text:span text:style-name="Основной_20_шрифт_20_абзаца"><text:span text:style-name="T1"><draw:frame draw:style-name="fr3" draw:name="Объект12" text:anchor-type="as-char" svg:width="0.566cm" svg:height="0.543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Основной_20_шрифт_20_абзаца"><text:span text:style-name="T1">is for fraction of the i-th group delayed neutrons;</text:span></text:span></text:p>
            <text:p text:style-name="P10"><text:span text:style-name="Основной_20_шрифт_20_абзаца"><text:span text:style-name="T1"><draw:frame draw:style-name="fr3" draw:name="Объект13" text:anchor-type="as-char" svg:width="1.095cm" svg:height="0.564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Основной_20_шрифт_20_абзаца"><text:span text:style-name="T1">is for intensity of neutron outer source.</text:span></text:span></text:p>
            <text:p text:style-name="P4">Upon transformation, the initial system of equations appears as follows:</text:p>
            <text:p text:style-name="P13"><draw:frame draw:style-name="fr3" draw:name="Объект14" text:anchor-type="as-char" svg:width="13.727cm" svg:height="3.002cm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15" text:anchor-type="as-char" svg:width="1.122cm" svg:height="0.621cm" draw:z-index="0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Основной_20_шрифт_20_абзаца"><text:span text:style-name="T1">is for normalized deviation of the i-th group delayed neutron core-precursor concentration;</text:span></text:span></text:p>
            <text:p text:style-name="Text_20_body"><text:span text:style-name="Основной_20_шрифт_20_абзаца"><text:span text:style-name="T1"><draw:frame draw:style-name="fr3" draw:name="Объект16" text:anchor-type="as-char" svg:width="0.691cm" svg:height="0.591cm" draw:z-index="0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text:span text:style-name="Основной_20_шрифт_20_абзаца"><text:span text:style-name="T1">is for absolute (in terms of module) nuclear reactor subcriticality in fractions</text:span></text:span><text:span text:style-name="Основной_20_шрифт_20_абзаца"><text:span text:style-name="T1"><draw:frame draw:style-name="fr3" draw:name="Object2" text:anchor-type="as-char" svg:width="0.843cm" svg:height="0.543cm" draw:z-index="0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Основной_20_шрифт_20_абзаца"><text:span text:style-name="T1">;</text:span></text:span></text:p>
            <text:p text:style-name="Text_20_body"><text:span text:style-name="Основной_20_шрифт_20_абзаца"><text:span text:style-name="T1"><draw:frame draw:style-name="fr3" draw:name="Объект18" text:anchor-type="as-char" svg:width="1.122cm" svg:height="0.621cm" draw:z-index="0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Основной_20_шрифт_20_абзаца"><text:span text:style-name="T1">is for reactivity relative change in fractions</text:span></text:span><text:span text:style-name="Основной_20_шрифт_20_абзаца"><text:span text:style-name="T1"><draw:frame draw:style-name="fr3" draw:name="Object3" text:anchor-type="as-char" svg:width="0.843cm" svg:height="0.543cm" draw:z-index="0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Основной_20_шрифт_20_абзаца"><text:span text:style-name="T1">;</text:span></text:span></text:p>
            <text:p text:style-name="Text_20_body"><text:span text:style-name="Основной_20_шрифт_20_абзаца"><text:span text:style-name="T1"><draw:frame draw:style-name="fr3" draw:name="Объект20" text:anchor-type="as-char" svg:width="0.691cm" svg:height="0.591cm" draw:z-index="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text:span text:style-name="Основной_20_шрифт_20_абзаца"><text:span text:style-name="T1">is for relative fraction of the i-th group delayed neutrons.</text:span></text:span></text:p>
            <text:p text:style-name="Text_20_body"><text:span text:style-name="Основной_20_шрифт_20_абзаца"><text:span text:style-name="T1">With</text:span></text:span><text:span text:style-name="Основной_20_шрифт_20_абзаца"><text:span text:style-name="T1"><draw:frame draw:style-name="fr3" draw:name="Объект21" text:anchor-type="as-char" svg:width="1.05cm" svg:height="0.549cm" draw:z-index="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Основной_20_шрифт_20_абзаца"><text:span text:style-name="T1">the reactor is in stationary mode, thus, </text:span></text:span><text:span text:style-name="Основной_20_шрифт_20_абзаца"><text:span text:style-name="T1"><draw:frame draw:style-name="fr3" draw:name="Объект22" text:anchor-type="as-char" svg:width="3.023cm" svg:height="0.621cm" draw:z-index="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P7"><text:span text:style-name="Основной_20_шрифт_20_абзаца"><text:span text:style-name="T5">Notes</text:span></text:span><text:span text:style-name="Основной_20_шрифт_20_абзаца"><text:span text:style-name="T5">:</text:span></text:span></text:p>
            <text:list xml:id="list7891197625004383958" text:style-name="L2">
              <text:list-item>
                <text:p text:style-name="P16"><text:span text:style-name="T1">By default parameters, which approximately comply to RBMK-1000 reactor (</text:span><text:span text:style-name="T7">High Power Channel-type Reactor</text:span><text:span text:style-name="T8">) </text:span><text:span text:style-name="T1">data, are entered in first lines.</text:span></text:p>
              </text:list-item>
              <text:list-item>
                <text:p text:style-name="P16"><text:span text:style-name="Основной_20_шрифт_20_абзаца"><text:span text:style-name="T1">By default </text:span></text:span><text:span text:style-name="Основной_20_шрифт_20_абзаца"><text:span text:style-name="T1"><draw:frame draw:style-name="fr3" draw:name="Объект23" text:anchor-type="as-char" svg:width="0.566cm" svg:height="0.543cm" draw:z-index="0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text:span text:style-name="Основной_20_шрифт_20_абзаца"><text:span text:style-name="T1">and</text:span></text:span><text:span text:style-name="Основной_20_шрифт_20_абзаца"><text:span text:style-name="T1"><draw:frame draw:style-name="fr3" draw:name="Объект24" text:anchor-type="as-char" svg:width="0.6cm" svg:height="0.549cm" draw:z-index="0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text:span text:style-name="Основной_20_шрифт_20_абзаца"><text:span text:style-name="T1">comply to data for “pure” fuel U-235, though the User will be able to correct those, e.g., if in the process of reactor operation the nuclide fuel composition changes.</text:span></text:span></text:p>
              </text:list-item>
              <text:list-item>
                <text:p text:style-name="P16"><text:span text:style-name="Основной_20_шрифт_20_абзаца"><text:span text:style-name="T1">The structure of this unit dialog window allows another number of delayed neutron core-precursor groups to be set as well, and</text:span></text:span><text:span text:style-name="Основной_20_шрифт_20_абзаца"><text:span text:style-name="T1"><draw:frame draw:style-name="fr3" draw:name="Объект25" text:anchor-type="as-char" svg:width="0.566cm" svg:height="0.543cm" draw:z-index="0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Основной_20_шрифт_20_абзаца"><text:span text:style-name="T1">and</text:span></text:span><text:span text:style-name="Основной_20_шрифт_20_абзаца"><text:span text:style-name="T1"><draw:frame draw:style-name="fr3" draw:name="Объект26" text:anchor-type="as-char" svg:width="0.6cm" svg:height="0.549cm" draw:z-index="0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Основной_20_шрифт_20_абзаца"><text:span text:style-name="T1">, correspondingly. For instance, if photoneutron share is considered, then number of groups can be increased, e.g., up to 8, and vice-verse - a single-group delayed neutrons kinetics model can be applied.</text:span></text:span></text:p>
              </text:list-item>
              <text:list-item>
                <text:p text:style-name="P16"><text:span text:style-name="Основной_20_шрифт_20_абзаца"><text:span text:style-name="T1">If reactor is subcritical then it is considered that its </text:span></text:span><text:span text:style-name="Основной_20_шрифт_20_абзаца"><text:span text:style-name="T4">stationary </text:span></text:span><text:span text:style-name="Основной_20_шрифт_20_абзаца"><text:span text:style-name="T1">condition with</text:span></text:span><text:span text:style-name="Основной_20_шрифт_20_абзаца"><text:span text:style-name="T1"><draw:frame draw:style-name="fr3" draw:name="Объект27" text:anchor-type="as-char" svg:width="1.05cm" svg:height="0.549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text:span text:style-name="Основной_20_шрифт_20_абзаца"><text:span text:style-name="T1">has been ensured due to an </text:span></text:span><text:span text:style-name="Основной_20_шрифт_20_абзаца"><text:span text:style-name="T4">external </text:span></text:span><text:span text:style-name="Основной_20_шрифт_20_абзаца"><text:span text:style-name="T1">neutron source.</text:span></text:span></text:p>
              </text:list-item>
              <text:list-item>
                <text:p text:style-name="P16"><text:span text:style-name="Основной_20_шрифт_20_абзаца"><text:span text:style-name="T1">Transfer to the </text:span></text:span><text:span text:style-name="Основной_20_шрифт_20_абзаца"><text:span text:style-name="T4">absolute </text:span></text:span><text:span text:style-name="Основной_20_шрифт_20_абзаца"><text:span text:style-name="T1">nuclear reactor power, when using this unit, shall be conducted as per the formula:</text:span></text:span><text:span text:style-name="Основной_20_шрифт_20_абзаца"><text:span text:style-name="T1"><draw:frame draw:style-name="fr3" draw:name="Объект28" text:anchor-type="as-char" svg:width="4.621cm" svg:height="0.624cm" draw:z-index="0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text:span text:style-name="Основной_20_шрифт_20_абзаца"><text:span text:style-name="T1">, where</text:span></text:span><text:span text:style-name="Основной_20_шрифт_20_абзаца"><text:span text:style-name="T1"><draw:frame draw:style-name="fr3" draw:name="Объект29" text:anchor-type="as-char" svg:width="1.304cm" svg:height="0.564cm" draw:z-index="0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text:span text:style-name="Основной_20_шрифт_20_абзаца"><text:span text:style-name="T1">is for stationary power value with </text:span></text:span><text:span text:style-name="Основной_20_шрифт_20_абзаца"><text:span text:style-name="T1"><draw:frame draw:style-name="fr3" draw:name="Объект30" text:anchor-type="as-char" svg:width="1.05cm" svg:height="0.549cm" draw:z-index="0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</text:list>
          </table:table-cell>
          <table:covered-table-cell/>
        </table:table-row>
      </table:table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ассическая модель кинетики нейтронов</dc:title>
    <meta:creation-date>2012-04-17T12:16:00Z</meta:creation-date>
    <dc:date>2012-04-25T10:06:39.25</dc:date>
    <meta:editing-cycles>23</meta:editing-cycles>
    <meta:editing-duration>PT11M29S</meta:editing-duration>
    <meta:document-statistic meta:table-count="1" meta:image-count="2" meta:object-count="30" meta:page-count="2" meta:paragraph-count="42" meta:word-count="473" meta:character-count="2952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10.odt/Normal.dotm"/>
  </office:meta>
</office:document-meta>
</file>

<file path=Object 1/content.xml><?xml version="1.0" encoding="utf-8"?>
<math xmlns="http://www.w3.org/1998/Math/MathML">
  <semantics>
    <mrow>
      <mfenced open="(" close=")">
        <mrow>
          <mo stretchy="false">ρ</mo>
          <mrow>
            <mrow>
              <mo stretchy="false">(</mo>
              <mrow>
                <mi>t</mi>
              </mrow>
              <mo stretchy="false">)</mo>
            </mrow>
            <mo stretchy="false">−</mo>
            <mo stretchy="false">ρ</mo>
          </mrow>
          <mrow>
            <mo stretchy="false">(</mo>
            <mrow>
              <mn>0</mn>
            </mrow>
            <mo stretchy="false">)</mo>
          </mrow>
        </mrow>
      </mfenced>
    </mrow>
    <annotation encoding="StarMath 5.0">left ( %rho (t) - %rho (0) right )</annotation>
  </semantics>
</math>
</file>

<file path=Object 10/content.xml><?xml version="1.0" encoding="utf-8"?>
<math xmlns="http://www.w3.org/1998/Math/MathML">
  <semantics>
    <mrow>
      <mrow>
        <msub>
          <mi>C</mi>
          <mi>i</mi>
        </msub>
        <mrow>
          <mo stretchy="false">(</mo>
          <mrow>
            <mi>t</mi>
          </mrow>
          <mo stretchy="false">)</mo>
        </mrow>
      </mrow>
    </mrow>
    <annotation encoding="StarMath 5.0">{C_i(t)}</annotation>
  </semantics>
</math>
</file>

<file path=Object 11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12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13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</mrow>
    <annotation encoding="StarMath 5.0">S(t)</annotation>
  </semantics>
</math>
</file>

<file path=Object 1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over accent="true">
                        <mrow>
                          <mi>n</mi>
                        </mrow>
                        <mo stretchy="false">̃</mo>
                      </mover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sub>
                          <mo stretchy="false">β</mo>
                          <mi mathvariant="italic">eff</mi>
                        </msub>
                      </mrow>
                      <mrow>
                        <mi>l</mi>
                      </mrow>
                    </mfrac>
                    <mo stretchy="false">⋅</mo>
                    <mfenced open="[" close="]">
                      <mrow>
                        <mrow>
                          <mo stretchy="false">−</mo>
                          <mover accent="true">
                            <mrow>
                              <mi>n</mi>
                            </mrow>
                            <mo stretchy="false">̃</mo>
                          </mover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⋅</mo>
                          <mrow>
                            <mo stretchy="false">(</mo>
                            <mrow>
                              <mrow>
                                <mn>1</mn>
                                <mo stretchy="false">+</mo>
                                <msubsup>
                                  <mo stretchy="false">ρ</mo>
                                  <mn>0</mn>
                                  <mrow>
                                    <mrow>
                                      <mtext/>
                                      <mo stretchy="false">∗</mo>
                                      <mtext/>
                                    </mrow>
                                  </mrow>
                                </msubsup>
                              </mrow>
                            </mrow>
                            <mo stretchy="false">)</mo>
                          </mrow>
                        </mrow>
                        <mrow>
                          <mi/>
                          <mo stretchy="false">+</mo>
                          <mi/>
                        </mrow>
                        <mrow>
                          <munderover>
                            <mo stretchy="false">∑</mo>
                            <mrow>
                              <mrow>
                                <mi>i</mi>
                                <mo stretchy="false">=</mo>
                                <mn>1</mn>
                              </mrow>
                            </mrow>
                            <mrow>
                              <mn>6</mn>
                            </mrow>
                          </munderover>
                          <mrow>
                            <mrow>
                              <msubsup>
                                <mo stretchy="false">β</mo>
                                <mi>i</mi>
                                <mrow>
                                  <mrow>
                                    <mtext/>
                                    <mo stretchy="false">∗</mo>
                                    <mtext/>
                                  </mrow>
                                </mrow>
                              </msubsup>
                              <mo stretchy="false">⋅</mo>
                              <mover accent="true">
                                <msub>
                                  <mrow>
                                    <mi>c</mi>
                                  </mrow>
                                  <mi>i</mi>
                                </msub>
                                <mo stretchy="false">̃</mo>
                              </mover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  <mrow>
                          <mi/>
                          <mo stretchy="false">+</mo>
                          <mi/>
                        </mrow>
                        <mover accent="true">
                          <mrow>
                            <mo stretchy="false">ρ</mo>
                          </mrow>
                          <mo stretchy="false">̃</mo>
                        </mover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⋅</mo>
                          <mfenced open="(" close=")">
                            <mrow>
                              <mrow>
                                <mn>1</mn>
                                <mo stretchy="false">+</mo>
                                <mover accent="true">
                                  <mrow>
                                    <mi>n</mi>
                                  </mrow>
                                  <mo stretchy="false">̃</mo>
                                </mover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</mfenced>
                        </mrow>
                      </mrow>
                    </mfenced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over accent="true">
                        <mrow>
                          <msub>
                            <mi>c</mi>
                            <mi>i</mi>
                          </msub>
                        </mrow>
                        <mo stretchy="false">̃</mo>
                      </mover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row>
                      <msub>
                        <mo stretchy="false">λ</mo>
                        <mi>i</mi>
                      </msub>
                    </mrow>
                    <mo stretchy="false">⋅</mo>
                    <mfenced open="[" close="]">
                      <mrow>
                        <mover accent="true">
                          <mrow>
                            <mi>n</mi>
                          </mrow>
                          <mo stretchy="false">̃</mo>
                        </mover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row>
                          <mi/>
                          <mo stretchy="false">−</mo>
                          <mi/>
                        </mrow>
                        <mrow>
                          <mover accent="true">
                            <msub>
                              <mrow>
                                <mi>c</mi>
                              </mrow>
                              <mi>i</mi>
                            </msub>
                            <mo stretchy="false">̃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fenced>
                  </mrow>
                  <mi>;</mi>
                </mrow>
              </mtd>
            </mtr>
          </mtable>
        </mrow>
      </mrow>
    </mrow>
    <annotation encoding="StarMath 5.0">left lbrace stack{
 {d tilde {n}(t)} over {dt} ~=~ {%beta_eff } over {l} cdot left [ - tilde {n}(t) cdot (1 + %rho_0^{%*%}  ) ~+~  sum from {i=1} to{6} {%beta_i^{%*%} cdot tilde {c}_i(t)} ~+~ tilde {%rho}(t) cdot left ( 1 + tilde{n}(t) right ) right ] , #
 {d tilde {c_i}(t)} over {dt} ~=~ {%lambda_i } cdot left [ tilde {n}(t) ~-~  { tilde {c}_i(t)} right ] ; }
right none
</annotation>
  </semantics>
</math>
</file>

<file path=Object 15/content.xml><?xml version="1.0" encoding="utf-8"?>
<math xmlns="http://www.w3.org/1998/Math/MathML">
  <semantics>
    <mrow>
      <mover accent="true">
        <msub>
          <mrow>
            <mi>c</mi>
          </mrow>
          <mi>i</mi>
        </msub>
        <mo stretchy="false">̃</mo>
      </mover>
      <mrow>
        <mo stretchy="false">(</mo>
        <mrow>
          <mi>t</mi>
        </mrow>
        <mo stretchy="false">)</mo>
      </mrow>
    </mrow>
    <annotation encoding="StarMath 5.0">tilde {c}_i(t)</annotation>
  </semantics>
</math>
</file>

<file path=Object 16/content.xml><?xml version="1.0" encoding="utf-8"?>
<math xmlns="http://www.w3.org/1998/Math/MathML">
  <semantics>
    <mrow>
      <msubsup>
        <mo stretchy="false">ρ</mo>
        <mn>0</mn>
        <mrow>
          <mrow>
            <mtext/>
            <mo stretchy="false">∗</mo>
            <mtext/>
          </mrow>
        </mrow>
      </msubsup>
    </mrow>
    <annotation encoding="StarMath 5.0">%rho_0^{%*%}</annotation>
  </semantics>
</math>
</file>

<file path=Object 17/content.xml><?xml version="1.0" encoding="utf-8"?>
<math xmlns="http://www.w3.org/1998/Math/MathML">
  <semantics>
    <mrow>
      <msub>
        <mo stretchy="false">β</mo>
        <mi mathvariant="italic">eff</mi>
      </msub>
    </mrow>
    <annotation encoding="StarMath 5.0">%beta_eff</annotation>
  </semantics>
</math>
</file>

<file path=Object 18/content.xml><?xml version="1.0" encoding="utf-8"?>
<math xmlns="http://www.w3.org/1998/Math/MathML">
  <semantics>
    <mrow>
      <mover accent="true">
        <msub>
          <mrow>
            <mi>c</mi>
          </mrow>
          <mi>i</mi>
        </msub>
        <mo stretchy="false">̃</mo>
      </mover>
      <mrow>
        <mo stretchy="false">(</mo>
        <mrow>
          <mi>t</mi>
        </mrow>
        <mo stretchy="false">)</mo>
      </mrow>
    </mrow>
    <annotation encoding="StarMath 5.0">tilde {c}_i(t)</annotation>
  </semantics>
</math>
</file>

<file path=Object 19/content.xml><?xml version="1.0" encoding="utf-8"?>
<math xmlns="http://www.w3.org/1998/Math/MathML">
  <semantics>
    <mrow>
      <msub>
        <mo stretchy="false">β</mo>
        <mi mathvariant="italic">eff</mi>
      </msub>
    </mrow>
    <annotation encoding="StarMath 5.0">%beta_eff</annotation>
  </semantics>
</math>
</file>

<file path=Object 2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N</mi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i>N</mi>
            </mrow>
            <mrow>
              <mo stretchy="false">(</mo>
              <mrow>
                <mn>0</mn>
              </mrow>
              <mo stretchy="false">)</mo>
            </mrow>
          </mrow>
          <mrow>
            <mi>N</mi>
            <mrow>
              <mo stretchy="false">(</mo>
              <mrow>
                <mn>0</mn>
              </mrow>
              <mo stretchy="false">)</mo>
            </mrow>
          </mrow>
        </mfrac>
      </mrow>
    </mrow>
    <annotation encoding="StarMath 5.0">tilde {n}(t) = {N(t) - N(0)} over {N(0)}</annotation>
  </semantics>
</math>
</file>

<file path=Object 20/content.xml><?xml version="1.0" encoding="utf-8"?>
<math xmlns="http://www.w3.org/1998/Math/MathML">
  <semantics>
    <mrow>
      <msubsup>
        <mo stretchy="false">β</mo>
        <mi>i</mi>
        <mrow>
          <mrow>
            <mtext/>
            <mo stretchy="false">∗</mo>
            <mtext/>
          </mrow>
        </mrow>
      </msubsup>
    </mrow>
    <annotation encoding="StarMath 5.0">%beta_i^{%*%}</annotation>
  </semantics>
</math>
</file>

<file path=Object 21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22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over accent="true">
          <msub>
            <mrow>
              <mi>c</mi>
            </mrow>
            <mi>i</mi>
          </msub>
          <mo stretchy="false">̃</mo>
        </mover>
      </mrow>
      <mrow>
        <mrow>
          <mo stretchy="false">(</mo>
          <mrow>
            <mi>t</mi>
          </mrow>
          <mo stretchy="false">)</mo>
        </mrow>
        <mo stretchy="false">=</mo>
        <mn>0</mn>
      </mrow>
    </mrow>
    <annotation encoding="StarMath 5.0">tilde {n}(t) = tilde {c}_i(t) = 0</annotation>
  </semantics>
</math>
</file>

<file path=Object 23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4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25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6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27/content.xml><?xml version="1.0" encoding="utf-8"?>
<math xmlns="http://www.w3.org/1998/Math/MathML">
  <semantics>
    <mrow>
      <mrow>
        <mi>t</mi>
        <mo stretchy="false">≤</mo>
        <mn>0</mn>
      </mrow>
    </mrow>
    <annotation encoding="StarMath 5.0">t&lt;=0</annotation>
  </semantics>
</math>
</file>

<file path=Object 28/content.xml><?xml version="1.0" encoding="utf-8"?>
<math xmlns="http://www.w3.org/1998/Math/MathML">
  <semantics>
    <mrow>
      <mi>N</mi>
      <mrow>
        <mrow>
          <mo stretchy="false">(</mo>
          <mrow>
            <mi>t</mi>
          </mrow>
          <mo stretchy="false">)</mo>
        </mrow>
        <mo stretchy="false">=</mo>
        <mi>N</mi>
      </mrow>
      <mrow>
        <mrow>
          <mo stretchy="false">(</mo>
          <mrow>
            <mn>0</mn>
          </mrow>
          <mo stretchy="false">)</mo>
        </mrow>
        <mo stretchy="false">⋅</mo>
        <mfenced open="[" close="]">
          <mrow>
            <mrow>
              <mn>1</mn>
              <mo stretchy="false">+</mo>
              <mover accent="true">
                <mrow>
                  <mi>n</mi>
                </mrow>
                <mo stretchy="false">̃</mo>
              </mover>
            </mrow>
            <mrow>
              <mo stretchy="false">(</mo>
              <mrow>
                <mi>t</mi>
              </mrow>
              <mo stretchy="false">)</mo>
            </mrow>
          </mrow>
        </mfenced>
      </mrow>
    </mrow>
    <annotation encoding="StarMath 5.0">N(t) = N(0) cdot left [ 1 + tilde {n}(t) right ]</annotation>
  </semantics>
</math>
</file>

<file path=Object 29/content.xml><?xml version="1.0" encoding="utf-8"?>
<math xmlns="http://www.w3.org/1998/Math/MathML">
  <semantics>
    <mrow>
      <mi>N</mi>
      <mrow>
        <mo stretchy="false">(</mo>
        <mrow>
          <mn>0</mn>
        </mrow>
        <mo stretchy="false">)</mo>
      </mrow>
    </mrow>
    <annotation encoding="StarMath 5.0">N(0)</annotation>
  </semantics>
</math>
</file>

<file path=Object 3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N</mi>
            <mrow>
              <mo stretchy="false">(</mo>
              <mrow>
                <mi>t</mi>
              </mrow>
              <mo stretchy="false">)</mo>
            </mrow>
          </mrow>
          <mrow>
            <mi>N</mi>
            <mrow>
              <mo stretchy="false">(</mo>
              <mrow>
                <mn>0</mn>
              </mrow>
              <mo stretchy="false">)</mo>
            </mrow>
          </mrow>
        </mfrac>
      </mrow>
    </mrow>
    <annotation encoding="StarMath 5.0">tilde {n}(t) = {N(t)} over {N(0)}</annotation>
  </semantics>
</math>
</file>

<file path=Object 30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4/content.xml><?xml version="1.0" encoding="utf-8"?>
<math xmlns="http://www.w3.org/1998/Math/MathML">
  <semantics>
    <mrow>
      <msub>
        <mo stretchy="false">β</mo>
        <mi mathvariant="italic">eff</mi>
      </msub>
    </mrow>
    <annotation encoding="StarMath 5.0">%beta_eff</annotation>
  </semantics>
</math>
</file>

<file path=Object 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 mathvariant="italic">dN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o stretchy="false">ρ</mo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sub>
                            <mo stretchy="false">β</mo>
                            <mi mathvariant="italic">эфф</mi>
                          </msub>
                        </mrow>
                      </mrow>
                      <mrow>
                        <mi>l</mi>
                      </mrow>
                    </mfrac>
                    <mo stretchy="false">⋅</mo>
                    <mi>N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+</mo>
                    <mi/>
                  </mrow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row>
                        <mn>6</mn>
                      </mrow>
                    </munderover>
                    <mrow>
                      <mrow>
                        <msub>
                          <mo stretchy="false">λ</mo>
                          <mi>i</mi>
                        </msub>
                        <mo stretchy="false">⋅</mo>
                        <msub>
                          <mi>C</mi>
                          <mi>i</mi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i>S</mi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frac>
                    <mrow>
                      <msub>
                        <mi mathvariant="italic">dC</mi>
                        <mi>i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sub>
                          <mo stretchy="false">β</mo>
                          <mi>i</mi>
                        </msub>
                      </mrow>
                      <mrow>
                        <mi>l</mi>
                      </mrow>
                    </mfrac>
                    <mo stretchy="false">⋅</mo>
                    <mi>N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row>
                      <msub>
                        <mo stretchy="false">λ</mo>
                        <mi>i</mi>
                      </msub>
                      <mo stretchy="false">⋅</mo>
                      <msub>
                        <mi>C</mi>
                        <mi>i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>;</mi>
                </mrow>
              </mtd>
            </mtr>
          </mtable>
        </mrow>
      </mrow>
    </mrow>
    <annotation encoding="StarMath 5.0">left lbrace stack{
 {dN(t)} over {dt} ~=~ {%rho(t) - %beta_эфф } over {l} cdot N(t) ~+~  sum from {i=1} to{6} {%lambda_i cdot C_i(t)} ~+~ S(t), #
 {dC_i(t)} over {dt} ~=~ {%beta_i } over {l} cdot N(t) ~-~  {%lambda_i cdot C_i(t)}; }
right none
</annotation>
  </semantics>
</math>
</file>

<file path=Object 6/content.xml><?xml version="1.0" encoding="utf-8"?>
<math xmlns="http://www.w3.org/1998/Math/MathML">
  <semantics>
    <mrow>
      <mrow>
        <mi>N</mi>
        <mrow>
          <mo stretchy="false">(</mo>
          <mrow>
            <mi>t</mi>
          </mrow>
          <mo stretchy="false">)</mo>
        </mrow>
      </mrow>
    </mrow>
    <annotation encoding="StarMath 5.0">{N(t)}</annotation>
  </semantics>
</math>
</file>

<file path=Object 7/content.xml><?xml version="1.0" encoding="utf-8"?>
<math xmlns="http://www.w3.org/1998/Math/MathML">
  <semantics>
    <mrow>
      <mo stretchy="false">ρ</mo>
      <mrow>
        <mo stretchy="false">(</mo>
        <mrow>
          <mi>t</mi>
        </mrow>
        <mo stretchy="false">)</mo>
      </mrow>
    </mrow>
    <annotation encoding="StarMath 5.0">%rho (t)</annotation>
  </semantics>
</math>
</file>

<file path=Object 8/content.xml><?xml version="1.0" encoding="utf-8"?>
<math xmlns="http://www.w3.org/1998/Math/MathML">
  <semantics>
    <mrow>
      <msub>
        <mo stretchy="false">β</mo>
        <mi mathvariant="italic">eff</mi>
      </msub>
    </mrow>
    <annotation encoding="StarMath 5.0">%beta_eff</annotation>
  </semantics>
</math>
</file>

<file path=Object 9/content.xml><?xml version="1.0" encoding="utf-8"?>
<math xmlns="http://www.w3.org/1998/Math/MathML">
  <semantics>
    <mrow>
      <mi>l</mi>
    </mrow>
    <annotation encoding="StarMath 5.0">l</annotation>
  </semantics>
</math>
</file>